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c08b" officeooo:paragraph-rsid="000ec08b"/>
    </style:style>
    <style:style style:name="P2" style:family="paragraph" style:parent-style-name="Standard" style:list-style-name="L1">
      <style:text-properties officeooo:rsid="000ec08b" officeooo:paragraph-rsid="000ec08b"/>
    </style:style>
    <style:style style:name="P3" style:family="paragraph" style:parent-style-name="Standard">
      <style:text-properties fo:color="#ff6600" officeooo:rsid="000ec08b" officeooo:paragraph-rsid="000ec08b"/>
    </style:style>
    <style:style style:name="P4" style:family="paragraph" style:parent-style-name="Standard">
      <style:text-properties officeooo:rsid="000f0495" officeooo:paragraph-rsid="000f0495"/>
    </style:style>
    <style:style style:name="P5" style:family="paragraph" style:parent-style-name="Standard">
      <style:text-properties officeooo:rsid="00103a28" officeooo:paragraph-rsid="00103a28"/>
    </style:style>
    <style:style style:name="P6" style:family="paragraph" style:parent-style-name="Standard">
      <style:text-properties officeooo:rsid="001228cd" officeooo:paragraph-rsid="001228cd"/>
    </style:style>
    <style:style style:name="P7" style:family="paragraph" style:parent-style-name="Standard" style:list-style-name="L2">
      <style:text-properties officeooo:rsid="00133d1b" officeooo:paragraph-rsid="00133d1b"/>
    </style:style>
    <style:style style:name="P8" style:family="paragraph" style:parent-style-name="Standard" style:list-style-name="L2">
      <style:text-properties officeooo:rsid="00144a78" officeooo:paragraph-rsid="00144a78"/>
    </style:style>
    <style:style style:name="P9" style:family="paragraph" style:parent-style-name="Standard">
      <style:text-properties officeooo:rsid="00144a78" officeooo:paragraph-rsid="00144a78"/>
    </style:style>
    <style:style style:name="P10" style:family="paragraph" style:parent-style-name="Standard">
      <style:text-properties officeooo:rsid="0015e954" officeooo:paragraph-rsid="0015e954"/>
    </style:style>
    <style:style style:name="P11" style:family="paragraph" style:parent-style-name="Standard" style:list-style-name="L3">
      <style:text-properties officeooo:rsid="0015e954" officeooo:paragraph-rsid="0015e954"/>
    </style:style>
    <style:style style:name="P12" style:family="paragraph" style:parent-style-name="Standard" style:list-style-name="L3">
      <style:text-properties officeooo:rsid="001777fb" officeooo:paragraph-rsid="001777fb"/>
    </style:style>
    <style:style style:name="P13" style:family="paragraph" style:parent-style-name="Standard">
      <style:paragraph-properties fo:break-before="page"/>
      <style:text-properties officeooo:rsid="000ec08b" officeooo:paragraph-rsid="000ec08b"/>
    </style:style>
    <style:style style:name="T1" style:family="text">
      <style:text-properties officeooo:rsid="0010c66e"/>
    </style:style>
    <style:style style:name="T2" style:family="text">
      <style:text-properties officeooo:rsid="00123195"/>
    </style:style>
    <style:style style:name="T3" style:family="text">
      <style:text-properties officeooo:rsid="0018a168"/>
    </style:style>
    <style:style style:name="T4" style:family="text">
      <style:text-properties officeooo:rsid="001b8f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week of Dec. 28:</text:p>
      <text:p text:style-name="P1"/>
      <text:list xml:id="list9191907658792002547" text:style-name="L1">
        <text:list-item>
          <text:p text:style-name="P2">This week, I tried to analyze the periods I found in Adams' positivity / negativity graph in which positivity and negativity were decreasing most rapidly.</text:p>
          <text:list>
            <text:list-item>
              <text:p text:style-name="P2">For example, I found that both positivity and negativity decreased almost linearly between 1775 and 1777. Furthermore, I found that they increased almost linearly between 1777 and 1778.</text:p>
            </text:list-item>
            <text:list-item>
              <text:p text:style-name="P2">To understand what caused this change, I performed a PMI analysis on the set of all letters written by Adams during both of these time periods.</text:p>
            </text:list-item>
            <text:list-item>
              <text:p text:style-name="P2">Some of the results that I found are displayed below:</text:p>
              <text:list>
                <text:list-item>
                  <text:p text:style-name="P2">This first set of words is the sorted set of words for Adams' letters between 1775 and 1777. The words are sorted in reverse order by: s(w) = PMI(w, “good”)</text:p>
                </text:list-item>
              </text:list>
            </text:list-item>
          </text:list>
        </text:list-item>
      </text:list>
      <text:p text:style-name="P1"/>
      <text:p text:style-name="P1">good 2.81628804683</text:p>
      <text:p text:style-name="P1">may 1.41503749928</text:p>
      <text:p text:style-name="P1">shall 1.0</text:p>
      <text:p text:style-name="P1">upon 0.736965594166</text:p>
      <text:p text:style-name="P1">great 0.65207669658</text:p>
      <text:p text:style-name="P1">would 0.0</text:p>
      <text:p text:style-name="P1">every -0.13750352375</text:p>
      <text:p text:style-name="P1">one -0.192645077942</text:p>
      <text:p text:style-name="P1">must -0.700439718141</text:p>
      <text:p text:style-name="P1">make -0.765534746363</text:p>
      <text:p text:style-name="P1">much -1.0</text:p>
      <text:p text:style-name="P1">well -1.37851162325</text:p>
      <text:p text:style-name="P1">think -1.41503749928</text:p>
      <text:p text:style-name="P1">give -1.68805599369</text:p>
      <text:p text:style-name="P1">know -1.83007499856</text:p>
      <text:p text:style-name="P1">new -2.0</text:p>
      <text:p text:style-name="P1">general -2.0</text:p>
      <text:p text:style-name="P1">congress -2.0</text:p>
      <text:p text:style-name="P1">wish -2.15527822548</text:p>
      <text:p text:style-name="P1">letter -2.22239242134</text:p>
      <text:p text:style-name="P1">hope -2.28540221886</text:p>
      <text:p text:style-name="P1">us -2.45943161864</text:p>
      <text:p text:style-name="P1">could -2.58496250072</text:p>
      <text:p text:style-name="P1">without -2.64385618977</text:p>
      <text:p text:style-name="P1">made -2.66296501272</text:p>
      <text:p text:style-name="P1">many -2.80735492206</text:p>
      <text:p text:style-name="P1">america -3.08746284125</text:p>
      <text:p text:style-name="P1">adams -3.16992500144</text:p>
      <text:p text:style-name="P1">men -3.24792751344</text:p>
      <text:p text:style-name="P1">people -3.39231742278</text:p>
      <text:p text:style-name="P1">take -3.58496250072</text:p>
      <text:p text:style-name="P1">first -3.62449086491</text:p>
      <text:p text:style-name="P1">public -3.7725895039</text:p>
      <text:p text:style-name="P1">time -3.90689059561</text:p>
      <text:p text:style-name="P1">let -4.12928301694</text:p>
      <text:p text:style-name="P1"><text:soft-page-break/>ever -4.1963972128</text:p>
      <text:p text:style-name="P1">account -4.21723071622</text:p>
      <text:p text:style-name="P1">american -4.24792751344</text:p>
      <text:p text:style-name="P1">john -4.32192809489</text:p>
      <text:p text:style-name="P1">opinion -4.33390073655</text:p>
      <text:p text:style-name="P1">never -4.35755200462</text:p>
      <text:p text:style-name="P1">states -4.39231742278</text:p>
      <text:p text:style-name="P1">whole -4.40939093614</text:p>
      <text:p text:style-name="P1">send -4.48112668974</text:p>
      <text:p text:style-name="P1">put -4.48112668974</text:p>
      <text:p text:style-name="P1">present -4.49185309633</text:p>
      <text:p text:style-name="P1">part -4.52356195606</text:p>
      <text:p text:style-name="P1">see -4.55458885168</text:p>
      <text:p text:style-name="P1">might -4.58496250072</text:p>
      <text:p text:style-name="P1">officers -4.60880924268</text:p>
      <text:p text:style-name="P1">cannot -4.70043971814</text:p>
      <text:p text:style-name="P1">gentlemen -4.7414669864</text:p>
      <text:p text:style-name="P1">since -4.80735492206</text:p>
      <text:p text:style-name="P1">army -4.80735492206</text:p>
      <text:p text:style-name="P1">long -4.88264304936</text:p>
      <text:p text:style-name="P1">man -4.89077093025</text:p>
      <text:p text:style-name="P1">state -4.90689059561</text:p>
      <text:p text:style-name="P1">said -4.95419631039</text:p>
      <text:p text:style-name="P1">taken -4.9772799235</text:p>
      <text:p text:style-name="P1">ought -5.0</text:p>
      <text:p text:style-name="P1">friend -5.01495034147</text:p>
      <text:p text:style-name="P1">little -5.1497471195</text:p>
      <text:p text:style-name="P1">hear -5.16992500144</text:p>
      <text:p text:style-name="P1">england -5.18982455888</text:p>
      <text:p text:style-name="P1">say -5.20945336563</text:p>
      <text:p text:style-name="P1">nothing -5.20945336563</text:p>
      <text:p text:style-name="P1">necessary -5.26052755022</text:p>
      <text:p text:style-name="P1">find -5.28540221886</text:p>
      <text:p text:style-name="P1">things -5.32192809489</text:p>
      <text:p text:style-name="P1">even -5.33985000288</text:p>
      <text:p text:style-name="P1">believe -5.43740531231</text:p>
      <text:p text:style-name="P1">yet -5.45943161864</text:p>
      <text:p text:style-name="P1">answer -5.47031993478</text:p>
      <text:p text:style-name="P1">whose -5.59991284219</text:p>
      <text:p text:style-name="P1">service -5.61470984412</text:p>
      <text:p text:style-name="P1">humble -5.67242534197</text:p>
      <text:p text:style-name="P1">servant -5.72792045456</text:p>
      <text:p text:style-name="P1">received -5.72792045456</text:p>
      <text:p text:style-name="P1">honour -5.75488750216</text:p>
      <text:p text:style-name="P1">best -5.76818432478</text:p>
      <text:p text:style-name="P1">making -5.86418614465</text:p>
      <text:p text:style-name="P1">soon -5.93073733756</text:p>
      <text:p text:style-name="P1">pay -5.94251450534</text:p>
      <text:p text:style-name="P1">certainly -5.96578428466</text:p>
      <text:p text:style-name="P1"><text:soft-page-break/></text:p>
      <text:p text:style-name="P13">The next set of words is the sorted set of words for Adams' letters between 1777 and 1778. The words are sorted in reverse order by: s(w) = PMI(w, “good”).</text:p>
      <text:p text:style-name="P1"/>
      <text:p text:style-name="P1">good 1.88582898008</text:p>
      <text:p text:style-name="P1">may 0.736965594166</text:p>
      <text:p text:style-name="P3">shall 0.0</text:p>
      <text:p text:style-name="P1">upon -0.263034405834</text:p>
      <text:p text:style-name="P1">one -1.41503749928</text:p>
      <text:p text:style-name="P1">much -1.73696559417</text:p>
      <text:p text:style-name="P1">great -1.80735492206</text:p>
      <text:p text:style-name="P1">every -1.87446911792</text:p>
      <text:p text:style-name="P1">would -2.0</text:p>
      <text:p text:style-name="P1">make -2.08746284125</text:p>
      <text:p text:style-name="P1">general -2.58496250072</text:p>
      <text:p text:style-name="P1">congress -2.58496250072</text:p>
      <text:p text:style-name="P1">must -2.70043971814</text:p>
      <text:p text:style-name="P1">us -2.87446911792</text:p>
      <text:p text:style-name="P1">time -2.90689059561</text:p>
      <text:p text:style-name="P1">hope -2.96347412397</text:p>
      <text:p text:style-name="P1">think -3.0</text:p>
      <text:p text:style-name="P1">sir -3.16992500144</text:p>
      <text:p text:style-name="P1">new -3.22239242134</text:p>
      <text:p text:style-name="P1">made -3.24792751344</text:p>
      <text:p text:style-name="P1">give -3.27301849441</text:p>
      <text:p text:style-name="P1">america -3.50250034053</text:p>
      <text:p text:style-name="P1">well -3.70043971814</text:p>
      <text:p text:style-name="P1">know -4.0</text:p>
      <text:p text:style-name="P1">wish -4.02974734339</text:p>
      <text:p text:style-name="P1">cannot -4.11547721742</text:p>
      <text:p text:style-name="P1">take -4.16992500144</text:p>
      <text:p text:style-name="P1">never -4.35755200462</text:p>
      <text:p text:style-name="P1">states -4.39231742278</text:p>
      <text:p text:style-name="P1">dear -4.4262647547</text:p>
      <text:p text:style-name="P1">whether -4.45943161864</text:p>
      <text:p text:style-name="P1">without -4.64385618977</text:p>
      <text:p text:style-name="P1">even -4.75488750216</text:p>
      <text:p text:style-name="P1">ever -4.78135971352</text:p>
      <text:p text:style-name="P1">therefore -4.80735492206</text:p>
      <text:p text:style-name="P1">whole -4.82442843542</text:p>
      <text:p text:style-name="P1">state -4.90689059561</text:p>
      <text:p text:style-name="P1">said -4.95419631039</text:p>
      <text:p text:style-name="P1">send -5.06608919046</text:p>
      <text:p text:style-name="P1">england -5.18982455888</text:p>
      <text:p text:style-name="P1">first -5.20945336563</text:p>
      <text:p text:style-name="P1">find -5.28540221886</text:p>
      <text:p text:style-name="P1">pay -5.35755200462</text:p>
      <text:p text:style-name="P1">people -5.39231742278</text:p>
      <text:p text:style-name="P1">court -5.4262647547</text:p>
      <text:p text:style-name="P1">french -5.44294349585</text:p>
      <text:p text:style-name="P1"><text:soft-page-break/>go -5.45943161864</text:p>
      <text:p text:style-name="P1">man -5.47573343097</text:p>
      <text:p text:style-name="P1">present -5.49185309633</text:p>
      <text:p text:style-name="P1">account -5.53915881111</text:p>
      <text:p text:style-name="P1">see -5.55458885168</text:p>
      <text:p text:style-name="P1">might -5.58496250072</text:p>
      <text:p text:style-name="P1">whose -5.59991284219</text:p>
      <text:p text:style-name="P1">gentlemen -5.7414669864</text:p>
      <text:p text:style-name="P1">honour -5.75488750216</text:p>
      <text:p text:style-name="P1">best -5.76818432478</text:p>
      <text:p text:style-name="P1">among -5.78135971352</text:p>
      <text:p text:style-name="P1">opportunity -5.80089989992</text:p>
      <text:p text:style-name="P1">army -5.80735492206</text:p>
      <text:p text:style-name="P1">men -5.83289001416</text:p>
      <text:p text:style-name="P1">least -5.87036471958</text:p>
      <text:p text:style-name="P1">ships -5.90689059561</text:p>
      <text:p text:style-name="P1">hear -5.90689059561</text:p>
      <text:p text:style-name="P1">english -6.0</text:p>
      <text:p text:style-name="P1">believe -6.02236781303</text:p>
      <text:p text:style-name="P1">war -6.02236781303</text:p>
      <text:p text:style-name="P1">boston -6.04439411936</text:p>
      <text:p text:style-name="P1">put -6.06608919046</text:p>
      <text:p text:style-name="P1">british -6.08746284125</text:p>
      <text:p text:style-name="P1">power -6.16992500144</text:p>
      <text:p text:style-name="P1">dont -6.2288186905</text:p>
      <text:p text:style-name="P1">france -6.26678654069</text:p>
      <text:p text:style-name="P1">country -6.32192809489</text:p>
      <text:p text:style-name="P1">gentleman -6.33539035469</text:p>
      <text:p text:style-name="P1">public -6.35755200462</text:p>
      <text:p text:style-name="P1">also -6.37503943135</text:p>
      <text:p text:style-name="P1">greatest -6.38370429247</text:p>
      <text:p text:style-name="P1">troops -6.44846050082</text:p>
      <text:p text:style-name="P1">news -6.46760555008</text:p>
      <text:p text:style-name="P1">commissioners -6.533978572</text:p>
      <text:p text:style-name="P1">three -6.56985560833</text:p>
      <text:p text:style-name="P1">order -6.61470984412</text:p>
      <text:p text:style-name="P1">enough -6.70043971814</text:p>
      <text:p text:style-name="P1">come -6.70043971814</text:p>
      <text:p text:style-name="P1">let -6.71424551767</text:p>
      <text:p text:style-name="P1">however -6.75488750216</text:p>
      <text:p text:style-name="P1">obliged -6.82017896242</text:p>
      <text:p text:style-name="P1">money -6.83289001416</text:p>
      <text:p text:style-name="P1">making -6.86418614465</text:p>
      <text:p text:style-name="P1">opinion -6.91886323727</text:p>
      <text:p text:style-name="P1">officers -6.93073733756</text:p>
      <text:p text:style-name="P1">indeed -6.94836723158</text:p>
      <text:p text:style-name="P1">perhaps -6.95419631039</text:p>
      <text:p text:style-name="P1"/>
      <text:p text:style-name="P1"/>
      <text:p text:style-name="P4"><text:soft-page-break/>The next step will be to find more time periods automatically and figure out what other kinds of analysis to do on them. <text:span text:style-name="T4">A positive or negative “plateau” in positivity or negativity might be useful to look at.</text:span></text:p>
      <text:p text:style-name="P6"/>
      <text:p text:style-name="P6">– <text:span text:style-name="T2">can also try to do this calculation for smaller periods of time (2 to 6 months).</text:span></text:p>
      <text:p text:style-name="P6"/>
      <text:p text:style-name="P6"/>
      <text:p text:style-name="P10">For all years in which I have a lot of data for John Adams (1775-1785), I performed a separate pmi analysis (i.e. which words were most commonly associated with the word “good” in these time periods?). Some of my observations and findings are presented below:</text:p>
      <text:p text:style-name="P10"/>
      <text:list xml:id="list1671442025580931039" text:style-name="L2">
        <text:list-item>
          <text:p text:style-name="P7">letters' average sentiment don't change too much over time</text:p>
        </text:list-item>
        <text:list-item>
          <text:p text:style-name="P7">There is a very noticeable and definite negative correlation between number of letters and sentiment of letters. This should be accounted for &amp; adjusted in the final data collection.</text:p>
          <text:list>
            <text:list-item>
              <text:p text:style-name="P7">I believe this is due to the fact that when more letters are written, a larger percentage of them happen to be low-sentiment letters.</text:p>
            </text:list-item>
          </text:list>
        </text:list-item>
        <text:list-item>
          <text:p text:style-name="P8">One particularly good period:</text:p>
          <text:list>
            <text:list-item>
              <text:p text:style-name="P8">1776 has the same percentage of low-sentiment letters as 1777, however, 1776 has a much higher average negativity. </text:p>
            </text:list-item>
          </text:list>
        </text:list-item>
        <text:list-item>
          <text:p text:style-name="P8">To do next:</text:p>
          <text:list>
            <text:list-item>
              <text:p text:style-name="P8">factor out the more businesslike letters?</text:p>
            </text:list-item>
            <text:list-item>
              <text:p text:style-name="P8">Compare the pmi for each year with the normal pmi for adams; then try some analysis.</text:p>
            </text:list-item>
          </text:list>
        </text:list-item>
      </text:list>
      <text:p text:style-name="P9"/>
      <text:p text:style-name="P10">Next, I performed an analysis to find, for each year, the biggest differences between this pmi score, and the overall pmi score for all of Adams' letters. This should tell me which words John Adams is using more than usual in these time periods, and if mined properly, should tell me something about his personality.</text:p>
      <text:p text:style-name="P10"/>
      <text:list xml:id="list12401037428330083" text:style-name="L3">
        <text:list-item>
          <text:p text:style-name="P11">Question: how to proceed after this? I have found some interesting &amp; heterogeneous word lists, but I'm not <text:span text:style-name="T3">completely </text:span>sure how to mine this properly</text:p>
        </text:list-item>
        <text:list-item>
          <text:p text:style-name="P12">Perhaps find groups of words that go together using LDA, or some other <text:span text:style-name="T3">clustering </text:span>metric? Will this be a useful way of generally defining his responses to events that happened from year to ye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5:43:11.080604171</meta:creation-date>
    <dc:date>2015-12-31T11:06:23.413660559</dc:date>
    <meta:editing-duration>P2DT19H7M58S</meta:editing-duration>
    <meta:editing-cycles>6</meta:editing-cycles>
    <meta:generator>LibreOffice/4.2.8.2$Linux_X86_64 LibreOffice_project/420m0$Build-2</meta:generator>
    <meta:document-statistic meta:table-count="0" meta:image-count="0" meta:object-count="0" meta:page-count="6" meta:paragraph-count="198" meta:word-count="845" meta:character-count="6358" meta:non-whitespace-character-count="5548"/>
  </office:meta>
</office:document-meta>
</file>